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3"/>
    <style:style style:name="ce6" style:family="table-cell" style:parent-style-name="Default" style:data-style-name="N107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  <style:style style:name="ce17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1"/>
        <table:table-column table:style-name="co3" table:default-cell-style-name="ce6"/>
        <table:table-column table:style-name="co3" table:default-cell-style-name="ce14"/>
        <table:table-column table:style-name="co10" table:default-cell-style-name="ce12"/>
        <table:table-column table:style-name="co11" table:default-cell-style-name="ce14"/>
        <table:table-column table:style-name="co3" table:default-cell-style-name="ce17"/>
        <table:table-column table:style-name="co3" table:default-cell-style-name="ce13"/>
        <table:table-column table:style-name="co3" table:default-cell-style-name="ce17"/>
        <table:table-row table:style-name="ro1">
          <table:table-cell office:value-type="string">
            <text:p>Aktie</text:p>
          </table:table-cell>
          <table:table-cell table:style-name="Default" office:value-type="string">
            <text:p>Frost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8">
            <text:p>78,00 €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EUR" office:value="95.1979187625016">
            <text:p>95,20 €</text:p>
          </table:table-cell>
          <table:table-cell table:style-name="ce6" table:formula="of:=[.F2]-[.B3]/[.B4]" office:value-type="currency" office:currency="EUR" office:value="95.1979187625016">
            <text:p>95,20 €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4" table:formula="of:=[.G19]+[.G20]" office:value-type="currency" office:currency="EUR" office:value="76.5746759857259">
            <text:p>76,57 €</text:p>
          </table:table-cell>
          <table:table-cell table:formula="of:=[.F3]-[.B3]/[.B4]" office:value-type="currency" office:currency="EUR" office:value="76.5746759857259">
            <text:p>76,57 €</text:p>
          </table:table-cell>
          <table:table-cell table:style-name="ce12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75.9150448543919">
            <text:p>75,92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ce5" office:value-type="float" office:value="6812598">
            <text:p>6.812.598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5" table:formula="of:=[.J19]+[.J20]" office:value-type="currency" office:currency="EUR" office:value="54.6532775522802">
            <text:p>54,65 €</text:p>
          </table:table-cell>
          <table:table-cell table:style-name="ce15" table:formula="of:=[.F4]-[.B3]/[.B4]" office:value-type="currency" office:currency="EUR" office:value="54.6532775522802">
            <text:p>54,65 €</text:p>
          </table:table-cell>
          <table:table-cell table:style-name="ce16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4.2">
            <text:p>4,20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9">
            <text:p>19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2.1">
            <text:p>2,10 €</text:p>
          </table:table-cell>
          <table:table-cell table:style-name="ce8"/>
          <table:table-cell table:formula="of:=[.B8]/(1+[.D2])^(1/4)" office:value-type="currency" office:currency="EUR" office:value="2.06477793398985">
            <text:p>2,06 €</text:p>
          </table:table-cell>
          <table:table-cell table:formula="of:=[.B5]/2" office:value-type="currency" office:currency="EUR" office:value="2.1">
            <text:p>2,10 €</text:p>
          </table:table-cell>
          <table:table-cell table:style-name="ce9"/>
          <table:table-cell table:formula="of:=[.E8]/(1+[.D3])^(1/4)" office:value-type="currency" office:currency="EUR" office:value="2.05760430639692">
            <text:p>2,06 €</text:p>
          </table:table-cell>
          <table:table-cell table:formula="of:=[.B5]/2" office:value-type="currency" office:currency="EUR" office:value="2.1">
            <text:p>2,10 €</text:p>
          </table:table-cell>
          <table:table-cell table:style-name="ce10"/>
          <table:table-cell table:formula="of:=[.H8]/(1+[.D4])^(1/4)" office:value-type="currency" office:currency="EUR" office:value="2.05055358832025">
            <text:p>2,05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4.41">
            <text:p>4,41 €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EUR" office:value="4.1214953271028">
            <text:p>4,12 €</text:p>
          </table:table-cell>
          <table:table-cell table:formula="of:=[.B5]*(1+[.F9])" office:value-type="currency" office:currency="EUR" office:value="4.326">
            <text:p>4,33 €</text:p>
          </table:table-cell>
          <table:table-cell office:value-type="percentage" office:value="0.03">
            <text:p>3,00%</text:p>
          </table:table-cell>
          <table:table-cell table:formula="of:=[.E9]/(1+[.$D$3])^[.A9]" office:value-type="currency" office:currency="EUR" office:value="3.98709677419355">
            <text:p>3,99 €</text:p>
          </table:table-cell>
          <table:table-cell table:formula="of:=[.B5]*(1+[.I9])" office:value-type="currency" office:currency="EUR" office:value="4.2">
            <text:p>4,20 €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EUR" office:value="3.81818181818182">
            <text:p>3,82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4.5864">
            <text:p>4,59 €</text:p>
          </table:table-cell>
          <table:table-cell office:value-type="percentage" office:value="0.04">
            <text:p>4,00%</text:p>
          </table:table-cell>
          <table:table-cell table:formula="of:=[.B10]/(1+[.$D$2])^[.A10]" office:value-type="currency" office:currency="EUR" office:value="4.00593938335226">
            <text:p>4,01 €</text:p>
          </table:table-cell>
          <table:table-cell table:formula="of:=[.E9]*(1+[.F10])" office:value-type="currency" office:currency="EUR" office:value="4.45578">
            <text:p>4,46 €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EUR" office:value="3.78498587780586">
            <text:p>3,78 €</text:p>
          </table:table-cell>
          <table:table-cell table:formula="of:=[.H9]*(1+[.I10])" office:value-type="currency" office:currency="EUR" office:value="4.2">
            <text:p>4,20 €</text:p>
          </table:table-cell>
          <table:table-cell office:value-type="percentage" office:value="-0">
            <text:p>0,00%</text:p>
          </table:table-cell>
          <table:table-cell table:formula="of:=[.H10]/(1+[.$D$4])^[.A10]" office:value-type="currency" office:currency="EUR" office:value="3.47107438016529">
            <text:p>3,47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4.769856">
            <text:p>4,77 €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EUR" office:value="3.89362332587509">
            <text:p>3,89 €</text:p>
          </table:table-cell>
          <table:table-cell table:formula="of:=[.E10]*(1+[.F11])" office:value-type="currency" office:currency="EUR" office:value="4.5894534">
            <text:p>4,59 €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EUR" office:value="3.59312023423045">
            <text:p>3,59 €</text:p>
          </table:table-cell>
          <table:table-cell table:formula="of:=[.H10]*(1+[.I11])" office:value-type="currency" office:currency="EUR" office:value="4.2">
            <text:p>4,20 €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EUR" office:value="3.15552216378663">
            <text:p>3,16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4.96065024">
            <text:p>4,96 €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EUR" office:value="3.78445631673841">
            <text:p>3,78 €</text:p>
          </table:table-cell>
          <table:table-cell table:formula="of:=[.E11]*(1+[.F12])" office:value-type="currency" office:currency="EUR" office:value="4.727137002">
            <text:p>4,73 €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EUR" office:value="3.41098049885471">
            <text:p>3,41 €</text:p>
          </table:table-cell>
          <table:table-cell table:formula="of:=[.H11]*(1+[.I12])" office:value-type="currency" office:currency="EUR" office:value="4.158">
            <text:p>4,16 €</text:p>
          </table:table-cell>
          <table:table-cell office:value-type="percentage" office:value="-0.01">
            <text:p>-1,00%</text:p>
          </table:table-cell>
          <table:table-cell table:formula="of:=[.H12]/(1+[.$D$4])^[.A12]" office:value-type="currency" office:currency="EUR" office:value="2.83996994740796">
            <text:p>2,84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5.1590762496">
            <text:p>5,16 €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EUR" office:value="3.67835006486724">
            <text:p>3,68 €</text:p>
          </table:table-cell>
          <table:table-cell table:formula="of:=[.E12]*(1+[.F13])" office:value-type="currency" office:currency="EUR" office:value="4.86895111206">
            <text:p>4,87 €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EUR" office:value="3.23807365329065">
            <text:p>3,24 €</text:p>
          </table:table-cell>
          <table:table-cell table:formula="of:=[.H12]*(1+[.I13])" office:value-type="currency" office:currency="EUR" office:value="4.11642">
            <text:p>4,12 €</text:p>
          </table:table-cell>
          <table:table-cell office:value-type="percentage" office:value="-0.01">
            <text:p>-1,00%</text:p>
          </table:table-cell>
          <table:table-cell table:formula="of:=[.H13]/(1+[.$D$4])^[.A13]" office:value-type="currency" office:currency="EUR" office:value="2.55597295266717">
            <text:p>2,56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5.365439299584">
            <text:p>5,37 €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EUR" office:value="3.57521875463731">
            <text:p>3,58 €</text:p>
          </table:table-cell>
          <table:table-cell table:formula="of:=[.E13]*(1+[.F14])" office:value-type="currency" office:currency="EUR" office:value="5.0150196454218">
            <text:p>5,02 €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EUR" office:value="3.07393167086577">
            <text:p>3,07 €</text:p>
          </table:table-cell>
          <table:table-cell table:formula="of:=[.H13]*(1+[.I14])" office:value-type="currency" office:currency="EUR" office:value="4.0752558">
            <text:p>4,08 €</text:p>
          </table:table-cell>
          <table:table-cell office:value-type="percentage" office:value="-0.01">
            <text:p>-1,00%</text:p>
          </table:table-cell>
          <table:table-cell table:formula="of:=[.H14]/(1+[.$D$4])^[.A14]" office:value-type="currency" office:currency="EUR" office:value="2.30037565740045">
            <text:p>2,30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5.58005687156736">
            <text:p>5,58 €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EUR" office:value="3.47497897646991">
            <text:p>3,47 €</text:p>
          </table:table-cell>
          <table:table-cell table:formula="of:=[.E14]*(1+[.F15])" office:value-type="currency" office:currency="EUR" office:value="5.11532003833024">
            <text:p>5,12 €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EUR" office:value="2.88977908228856">
            <text:p>2,89 €</text:p>
          </table:table-cell>
          <table:table-cell table:formula="of:=[.H14]*(1+[.I15])" office:value-type="currency" office:currency="EUR" office:value="4.034503242">
            <text:p>4,03 €</text:p>
          </table:table-cell>
          <table:table-cell office:value-type="percentage" office:value="-0.01">
            <text:p>-1,00%</text:p>
          </table:table-cell>
          <table:table-cell table:formula="of:=[.H15]/(1+[.$D$4])^[.A15]" office:value-type="currency" office:currency="EUR" office:value="2.0703380916604">
            <text:p>2,07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5.74745857771438">
            <text:p>5,75 €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EUR" office:value="3.3450732203402">
            <text:p>3,35 €</text:p>
          </table:table-cell>
          <table:table-cell table:formula="of:=[.E15]*(1+[.F16])" office:value-type="currency" office:currency="EUR" office:value="5.21762643909684">
            <text:p>5,22 €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EUR" office:value="2.71665867643717">
            <text:p>2,72 €</text:p>
          </table:table-cell>
          <table:table-cell table:formula="of:=[.H15]*(1+[.I16])" office:value-type="currency" office:currency="EUR" office:value="3.99415820958">
            <text:p>3,99 €</text:p>
          </table:table-cell>
          <table:table-cell office:value-type="percentage" office:value="-0.01">
            <text:p>-1,00%</text:p>
          </table:table-cell>
          <table:table-cell table:formula="of:=[.H16]/(1+[.$D$4])^[.A16]" office:value-type="currency" office:currency="EUR" office:value="1.86330428249436">
            <text:p>1,86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5.91988233504581">
            <text:p>5,92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3.22002375415925">
            <text:p>3,22 €</text:p>
          </table:table-cell>
          <table:table-cell table:formula="of:=[.E16]*(1+[.F17])" office:value-type="currency" office:currency="EUR" office:value="5.26980270348781">
            <text:p>5,27 €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EUR" office:value="2.52887121032401">
            <text:p>2,53 €</text:p>
          </table:table-cell>
          <table:table-cell table:formula="of:=[.H16]*(1+[.I17])" office:value-type="currency" office:currency="EUR" office:value="3.9542166274842">
            <text:p>3,95 €</text:p>
          </table:table-cell>
          <table:table-cell office:value-type="percentage" office:value="-0.01">
            <text:p>-1,00%</text:p>
          </table:table-cell>
          <table:table-cell table:formula="of:=[.H17]/(1+[.$D$4])^[.A17]" office:value-type="currency" office:currency="EUR" office:value="1.67697385424493">
            <text:p>1,68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6.09747880509719">
            <text:p>6,10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3.0996490343776">
            <text:p>3,10 €</text:p>
          </table:table-cell>
          <table:table-cell table:formula="of:=[.E17]*(1+[.F18])" office:value-type="currency" office:currency="EUR" office:value="5.32250073052269">
            <text:p>5,32 €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EUR" office:value="2.35406444463341">
            <text:p>2,35 €</text:p>
          </table:table-cell>
          <table:table-cell table:formula="of:=[.H17]*(1+[.I18])" office:value-type="currency" office:currency="EUR" office:value="3.91467446120936">
            <text:p>3,91 €</text:p>
          </table:table-cell>
          <table:table-cell office:value-type="percentage" office:value="-0.01">
            <text:p>-1,00%</text:p>
          </table:table-cell>
          <table:table-cell table:formula="of:=[.H18]/(1+[.$D$4])^[.A18]" office:value-type="currency" office:currency="EUR" office:value="1.50927646882043">
            <text:p>1,51 €</text:p>
          </table:table-cell>
        </table:table-row>
        <table:table-row table:style-name="ro1">
          <table:table-cell/>
          <table:table-cell table:style-name="ce7"/>
          <table:table-cell table:style-name="ce8"/>
          <table:table-cell table:formula="of:=SUM([.D8:.D18])" office:value-type="currency" office:currency="EUR" office:value="38.2635860919099">
            <text:p>38,26 €</text:p>
          </table:table-cell>
          <table:table-cell/>
          <table:table-cell table:style-name="ce9"/>
          <table:table-cell table:formula="of:=SUM([.G8:.G18])" office:value-type="currency" office:currency="EUR" office:value="33.635166429321">
            <text:p>33,64 €</text:p>
          </table:table-cell>
          <table:table-cell/>
          <table:table-cell table:style-name="ce10"/>
          <table:table-cell table:formula="of:=SUM([.J8:.J18])" office:value-type="currency" office:currency="EUR" office:value="27.3115432051497">
            <text:p>27,31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15.852097296847">
            <text:p>115,85 €</text:p>
          </table:table-cell>
          <table:table-cell table:style-name="ce8"/>
          <table:table-cell table:formula="of:=[.B20]/(1+[.D2])^([.A18]+1/2)" office:value-type="currency" office:currency="EUR" office:value="56.9343326705917">
            <text:p>56,93 €</text:p>
          </table:table-cell>
          <table:table-cell table:formula="of:=[.E18]*[.D5]" office:value-type="currency" office:currency="EUR" office:value="101.127513879931">
            <text:p>101,13 €</text:p>
          </table:table-cell>
          <table:table-cell table:style-name="ce9"/>
          <table:table-cell table:formula="of:=[.E20]/(1+[.D3])^([.A18]+1/2)" office:value-type="currency" office:currency="EUR" office:value="42.9395095564049">
            <text:p>42,94 €</text:p>
          </table:table-cell>
          <table:table-cell table:formula="of:=[.H18]*[.D5]" office:value-type="currency" office:currency="EUR" office:value="74.3788147629778">
            <text:p>74,38 €</text:p>
          </table:table-cell>
          <table:table-cell table:style-name="ce10"/>
          <table:table-cell table:formula="of:=[.H20]/(1+[.D4])^([.A18]+1/2)" office:value-type="currency" office:currency="EUR" office:value="27.3417343471305">
            <text:p>27,34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8">28.02.2022</text:date>, <text:time>19:38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28T19:38:05.30</dc:date>
    <dc:creator>aaa </dc:creator>
    <meta:editing-duration>P2DT22H26M15S</meta:editing-duration>
    <meta:editing-cycles>50</meta:editing-cycles>
    <meta:generator>OpenOffice/4.1.5$Win32 OpenOffice.org_project/415m1$Build-9789</meta:generator>
    <meta:document-statistic meta:table-count="5" meta:cell-count="687" meta:object-count="0"/>
  </office:meta>
</office:document-meta>
</file>